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92cm" style:rel-column-width="14619*"/>
    </style:style>
    <style:style style:name="Table1.B" style:family="table-column">
      <style:table-column-properties style:column-width="13.208cm" style:rel-column-width="5091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0e0ec0" officeooo:paragraph-rsid="000e0ec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0e0ec0" officeooo:paragraph-rsid="000e0ec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n" fo:country="US" fo:font-weight="normal" officeooo:rsid="000e0ec0" officeooo:paragraph-rsid="000e0ec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n" fo:country="US" fo:font-weight="normal" officeooo:rsid="00113b48" officeooo:paragraph-rsid="00113b48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e0ec0" officeooo:paragraph-rsid="000e0ec0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fa8cc" officeooo:paragraph-rsid="000fa8cc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13b48" officeooo:paragraph-rsid="00113b48"/>
    </style:style>
    <style:style style:name="P9" style:family="paragraph" style:parent-style-name="Table_20_Contents">
      <style:paragraph-properties fo:text-align="center" style:justify-single-word="false"/>
      <style:text-properties officeooo:paragraph-rsid="00113b48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en" fo:country="US" fo:font-weight="normal" officeooo:rsid="00113b48" officeooo:paragraph-rsid="00113b48" style:font-weight-asian="normal" style:font-weight-complex="normal"/>
    </style:style>
    <style:style style:name="T1" style:family="text">
      <style:text-properties style:font-name="Times new Roman" fo:language="en" fo:country="US" officeooo:rsid="000fa8cc"/>
    </style:style>
    <style:style style:name="T2" style:family="text">
      <style:text-properties style:font-name="Times new Roman" fo:language="en" fo:country="US" officeooo:rsid="00113b48"/>
    </style:style>
    <style:style style:name="T3" style:family="text">
      <style:text-properties officeooo:rsid="000fa8cc"/>
    </style:style>
    <style:style style:name="T4" style:family="text">
      <style:text-properties officeooo:rsid="0013fd98"/>
    </style:style>
    <style:style style:name="T5" style:family="text">
      <style:text-properties officeooo:rsid="00165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inforcement Learning</text:p>
      <text:p text:style-name="P1"/>
      <text:p text:style-name="P3">Abstract:</text:p>
      <text:p text:style-name="P3">Keywords:</text:p>
      <text:p text:style-name="P3"/>
      <text:p text:style-name="P2">Introduction</text:p>
      <text:p text:style-name="P3"/>
      <text:p text:style-name="P3"><text:tab/>Working on it </text:p>
      <text:p text:style-name="P3"/>
      <text:p text:style-name="P2">Methodology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94280125433664">
          <table:table-cell table:style-name="Table1.A1" office:value-type="string">
            <text:p text:style-name="P5">Parameter</text:p>
          </table:table-cell>
          <table:table-cell table:style-name="Table1.A1" office:value-type="string">
            <text:p text:style-name="P5">Value</text:p>
          </table:table-cell>
        </table:table-row>
        <table:table-row table:style-name="TableLine94280125501664">
          <table:table-cell table:style-name="Table1.A1" office:value-type="string">
            <text:p text:style-name="P5">Keywords</text:p>
          </table:table-cell>
          <table:table-cell table:style-name="Table1.A1" office:value-type="string">
            <text:p text:style-name="P6">( "reinforcement learning" <text:s/>OR <text:s/>"metalearning" <text:s/>OR <text:s/>"synthetic sensor" ) <text:s/>AND <text:s/>( "integrated schedule" <text:s/>OR <text:s/>"production and maintenance" <text:s/>OR <text:s/>"production planning" <text:s/>OR <text:s/>"maintenance planning" <text:s/>OR <text:s/>"service-oriented" )</text:p>
          </table:table-cell>
        </table:table-row>
        <table:table-row table:style-name="TableLine94280125502016">
          <table:table-cell table:style-name="Table1.A1" office:value-type="string">
            <text:p text:style-name="P7">Years</text:p>
          </table:table-cell>
          <table:table-cell table:style-name="Table1.A1" office:value-type="string">
            <text:p text:style-name="P7">All available</text:p>
          </table:table-cell>
        </table:table-row>
        <table:table-row table:style-name="TableLine94280125502320">
          <table:table-cell table:style-name="Table1.A1" office:value-type="string">
            <text:p text:style-name="P7">Scopus Doc Type</text:p>
          </table:table-cell>
          <table:table-cell table:style-name="Table1.A1" office:value-type="string">
            <text:p text:style-name="P6">“<text:span text:style-name="T3">Article” and “Conference Paper”</text:span></text:p>
          </table:table-cell>
        </table:table-row>
        <table:table-row table:style-name="TableLine94280125503040">
          <table:table-cell table:style-name="Table1.A1" office:value-type="string">
            <text:p text:style-name="P8">WOS Doc Type</text:p>
          </table:table-cell>
          <table:table-cell table:style-name="Table1.A1" office:value-type="string">
            <text:p text:style-name="P9"><text:span text:style-name="T1">“Article” and “</text:span><text:span text:style-name="T2">Proceedings</text:span><text:span text:style-name="T1"> Paper”</text:span></text:p>
          </table:table-cell>
        </table:table-row>
        <table:table-row table:style-name="TableLine94280125503840">
          <table:table-cell table:style-name="Table1.A1" office:value-type="string">
            <text:p text:style-name="P7">Language</text:p>
          </table:table-cell>
          <table:table-cell table:style-name="Table1.A1" office:value-type="string">
            <text:p text:style-name="P7">English</text:p>
          </table:table-cell>
        </table:table-row>
        <table:table-row table:style-name="TableLine94280125504592">
          <table:table-cell table:style-name="Table1.A1" office:value-type="string">
            <text:p text:style-name="P7">Search Date</text:p>
          </table:table-cell>
          <table:table-cell table:style-name="Table1.A1" office:value-type="string">
            <text:p text:style-name="P7">17/11/2021</text:p>
          </table:table-cell>
        </table:table-row>
        <table:table-row table:style-name="TableLine9428012550539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3"/>
      <text:p text:style-name="P3"/>
      <text:p text:style-name="P4">Resulted in 96 papers in Scopus and 87 in Web of Science. <text:span text:style-name="T4">After the titles and abstracts filter, remained 57 papers from Scopus and </text:span><text:span text:style-name="T5">47</text:span><text:span text:style-name="T4"> from WoS. </text:span><text:span text:style-name="T5">27 papers were duplicated when joining both databases, ending with 77 papers for a deep analysis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4:19:05.774394163</meta:creation-date>
    <meta:generator>LibreOffice/6.4.7.2$Linux_X86_64 LibreOffice_project/40$Build-2</meta:generator>
    <dc:date>2021-12-20T12:04:30.276169107</dc:date>
    <meta:editing-duration>PT15H28M22S</meta:editing-duration>
    <meta:editing-cycles>3</meta:editing-cycles>
    <meta:document-statistic meta:table-count="1" meta:image-count="0" meta:object-count="0" meta:page-count="1" meta:paragraph-count="21" meta:word-count="103" meta:character-count="705" meta:non-whitespace-character-count="607"/>
  </office:meta>
</office:document-meta>
</file>